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6mm"/>
    </style:style>
    <style:style style:name="co2" style:family="table-column">
      <style:table-column-properties fo:break-before="auto" style:column-width="90.6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1.65mm"/>
    </style:style>
    <style:style style:name="co5" style:family="table-column">
      <style:table-column-properties fo:break-before="auto" style:column-width="77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.11mm" fo:break-before="auto" style:use-optimal-row-height="fals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20.27mm" fo:break-before="auto" style:use-optimal-row-height="true"/>
    </style:style>
    <style:style style:name="ro6" style:family="table-row">
      <style:table-row-properties style:row-height="24.22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transparent" fo:border="0.06pt solid #000000"/>
    </style:style>
    <style:style style:name="ce3" style:family="table-cell" style:parent-style-name="Default">
      <style:table-cell-properties fo:background-color="#ffff00" fo:border="0.06pt solid #000000"/>
    </style:style>
    <style:style style:name="ce4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fo:background-color="transparent" fo:wrap-option="wrap" fo:border="0.06pt solid #000000"/>
    </style:style>
    <style:style style:name="ce6" style:family="table-cell" style:parent-style-name="Default">
      <style:table-cell-properties fo:background-color="transparent" fo:border="0.06pt solid #000000"/>
      <style:text-properties fo:color="#000000" style:font-name="Arial" style:font-name-asian="Arial1" style:language-asian="ar" style:country-asian="SA" style:font-name-complex="Tahoma" style:font-size-complex="6.80000019073486pt" style:language-complex="en" style:country-complex="US"/>
      <style:map style:condition="cell-content()=done" style:apply-style-name="Безымянный1" style:base-cell-address="Лист1.C2"/>
      <style:map style:condition="cell-content()=postpone" style:apply-style-name="Безымянный2" style:base-cell-address="Лист1.C2"/>
      <style:map style:condition="cell-content()=urgent" style:apply-style-name="Безымянный3" style:base-cell-address="Лист1.C2"/>
      <style:map style:condition="cell-content()=not done" style:apply-style-name="Безымянный4" style:base-cell-address="Лист1.C2"/>
    </style:style>
    <style:style style:name="ce7" style:family="table-cell" style:parent-style-name="Default">
      <style:table-cell-properties fo:background-color="transparent" fo:border="0.06pt solid #000000"/>
      <style:map style:condition="cell-content()=done" style:apply-style-name="Безымянный1" style:base-cell-address="Лист1.C2"/>
      <style:map style:condition="cell-content()=postpone" style:apply-style-name="Безымянный2" style:base-cell-address="Лист1.C2"/>
      <style:map style:condition="cell-content()=urgent" style:apply-style-name="Безымянный3" style:base-cell-address="Лист1.C2"/>
      <style:map style:condition="cell-content()=not done" style:apply-style-name="Безымянный4" style:base-cell-address="Лист1.C2"/>
    </style:style>
    <style:style style:name="ce8" style:family="table-cell" style:parent-style-name="Default">
      <style:table-cell-properties fo:background-color="transparent" fo:border="0.06pt solid #000000"/>
      <style:map style:condition="cell-content()=done" style:apply-style-name="Безымянный1" style:base-cell-address="Лист1.C31"/>
      <style:map style:condition="cell-content()=postpone" style:apply-style-name="Безымянный2" style:base-cell-address="Лист1.C31"/>
      <style:map style:condition="cell-content()=urgent" style:apply-style-name="Безымянный3" style:base-cell-address="Лист1.C31"/>
      <style:map style:condition="cell-content()=not done" style:apply-style-name="Безымянный4" style:base-cell-address="Лист1.C31"/>
    </style:style>
    <style:style style:name="ce9" style:family="table-cell" style:parent-style-name="Default">
      <style:table-cell-properties fo:background-color="transparent" fo:border="0.06pt solid #000000"/>
      <style:map style:condition="cell-content()=done" style:apply-style-name="Безымянный1" style:base-cell-address="Лист1.C32"/>
      <style:map style:condition="cell-content()=postpone" style:apply-style-name="Безымянный2" style:base-cell-address="Лист1.C32"/>
      <style:map style:condition="cell-content()=urgent" style:apply-style-name="Безымянный3" style:base-cell-address="Лист1.C32"/>
      <style:map style:condition="cell-content()=not done" style:apply-style-name="Безымянный4" style:base-cell-address="Лист1.C32"/>
    </style:style>
    <style:style style:name="ce10" style:family="table-cell" style:parent-style-name="Default">
      <style:table-cell-properties fo:background-color="transparent" fo:border="0.06pt solid #000000"/>
      <style:map style:condition="cell-content()=done" style:apply-style-name="Безымянный1" style:base-cell-address="Лист1.C32"/>
      <style:map style:condition="cell-content()=postpone" style:apply-style-name="Безымянный2" style:base-cell-address="Лист1.C32"/>
      <style:map style:condition="cell-content()=urgent" style:apply-style-name="Безымянный3" style:base-cell-address="Лист1.C32"/>
      <style:map style:condition="cell-content()=not done" style:apply-style-name="Безымянный4" style:base-cell-address="Лист1.C32"/>
    </style:style>
    <style:style style:name="ce11" style:family="table-cell" style:parent-style-name="Default">
      <style:table-cell-properties fo:background-color="transparent" fo:border="0.06pt solid #000000"/>
      <style:map style:condition="cell-content()=done" style:apply-style-name="Безымянный1" style:base-cell-address="Лист1.C32"/>
      <style:map style:condition="cell-content()=postpone" style:apply-style-name="Безымянный2" style:base-cell-address="Лист1.C32"/>
      <style:map style:condition="cell-content()=urgent" style:apply-style-name="Безымянный3" style:base-cell-address="Лист1.C32"/>
      <style:map style:condition="cell-content()=not done" style:apply-style-name="Безымянный4" style:base-cell-address="Лист1.C32"/>
    </style:style>
    <style:style style:name="ce12" style:family="table-cell" style:parent-style-name="Default">
      <style:table-cell-properties fo:background-color="transparent" fo:border="0.06pt solid #000000"/>
      <style:map style:condition="cell-content()=done" style:apply-style-name="Безымянный1" style:base-cell-address="Лист1.C32"/>
      <style:map style:condition="cell-content()=postpone" style:apply-style-name="Безымянный2" style:base-cell-address="Лист1.C32"/>
      <style:map style:condition="cell-content()=urgent" style:apply-style-name="Безымянный3" style:base-cell-address="Лист1.C32"/>
      <style:map style:condition="cell-content()=not done" style:apply-style-name="Безымянный4" style:base-cell-address="Лист1.C32"/>
    </style:style>
    <style:style style:name="ce13" style:family="table-cell" style:parent-style-name="Default">
      <style:table-cell-properties fo:background-color="transparent" fo:border="0.06pt solid #000000"/>
      <style:map style:condition="cell-content()=done" style:apply-style-name="Безымянный1" style:base-cell-address="Лист1.C36"/>
      <style:map style:condition="cell-content()=postpone" style:apply-style-name="Безымянный2" style:base-cell-address="Лист1.C36"/>
      <style:map style:condition="cell-content()=urgent" style:apply-style-name="Безымянный3" style:base-cell-address="Лист1.C36"/>
      <style:map style:condition="cell-content()=not done" style:apply-style-name="Безымянный4" style:base-cell-address="Лист1.C36"/>
    </style:style>
    <style:style style:name="ce14" style:family="table-cell" style:parent-style-name="Default">
      <style:table-cell-properties fo:background-color="transparent" fo:border="0.06pt solid #000000"/>
      <style:map style:condition="cell-content()=done" style:apply-style-name="Безымянный1" style:base-cell-address="Лист1.C36"/>
      <style:map style:condition="cell-content()=postpone" style:apply-style-name="Безымянный2" style:base-cell-address="Лист1.C36"/>
      <style:map style:condition="cell-content()=urgent" style:apply-style-name="Безымянный3" style:base-cell-address="Лист1.C36"/>
      <style:map style:condition="cell-content()=not done" style:apply-style-name="Безымянный4" style:base-cell-address="Лист1.C36"/>
    </style:style>
    <style:style style:name="ce15" style:family="table-cell" style:parent-style-name="Default">
      <style:table-cell-properties fo:background-color="transparent" fo:border="0.06pt solid #000000"/>
      <style:text-properties fo:color="#000000" style:font-name="Arial" style:font-name-asian="Arial1" style:language-asian="ar" style:country-asian="SA" style:font-name-complex="Tahoma" style:font-size-complex="6.80000019073486pt" style:language-complex="en" style:country-complex="US"/>
    </style:style>
    <style:style style:name="ce16" style:family="table-cell" style:parent-style-name="Default" style:data-style-name="N37">
      <style:table-cell-properties fo:background-color="transparent" fo:border="0.06pt solid #000000"/>
    </style:style>
    <style:style style:name="ce17" style:family="table-cell" style:parent-style-name="Default" style:data-style-name="N37">
      <style:table-cell-properties fo:border="0.06pt solid #000000"/>
    </style:style>
    <style:style style:name="T1" style:family="text">
      <style:text-properties fo:font-size="10pt" style:letter-kerning="true" fo:country="none" style:country-asian="none" style:font-name-asian="Arial" style:font-size-asian="10pt"/>
    </style:style>
  </office:automatic-styles>
  <office:body>
    <office:spreadsheet>
      <table:calculation-settings table:automatic-find-labels="false"/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7"/>
        <table:table-column table:style-name="co4" table:number-columns-repeated="3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Описание проблемы</text:p>
          </table:table-cell>
          <table:table-cell table:style-name="ce1" office:value-type="string" calcext:value-type="string">
            <text:p>Текущий статус</text:p>
          </table:table-cell>
          <table:table-cell office:value-type="string" calcext:value-type="string">
            <text:p>Плановая дата выполнения</text:p>
          </table:table-cell>
          <table:table-cell office:value-type="string" calcext:value-type="string">
            <text:p>Тест</text:p>
          </table:table-cell>
          <table:table-cell office:value-type="string" calcext:value-type="string">
            <text:p>Продакшн</text:p>
          </table:table-cell>
          <table:table-cell office:value-type="string" calcext:value-type="string">
            <text:p>Комментарий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<text:span text:style-name="T1">Выбор столбцов - изначально нужен один набор для пользователей, в зависимости от типа пользователя (не все столбцы!)</text:span></text:p>
          </table:table-cell>
          <table:table-cell table:style-name="ce6" office:value-type="string" calcext:value-type="string">
            <text:p>DONE</text:p>
          </table:table-cell>
          <table:table-cell table:style-name="ce15"/>
          <table:table-cell table:number-columns-repeated="2" table:style-name="ce15" office:value-type="string" calcext:value-type="string">
            <text:p>Ок</text:p>
          </table:table-cell>
          <table:table-cell table:style-name="ce5" office:value-type="string" calcext:value-type="string">
            <text:p><text:span text:style-name="T1">При нажатии кнопки «Выбор столбцов» должны быть все столбцы, если сотрудник захочет, чтобы у него было больше информации</text:span></text:p>
          </table:table-cell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Изменить формат выбора даты (ввод цифр в календаре)</text:p>
          </table:table-cell>
          <table:table-cell office:value-type="string" calcext:value-type="string">
            <text:p>DONE</text:p>
          </table:table-cell>
          <table:table-cell table:style-name="ce16" office:value-type="date" office:date-value="2016-10-24" calcext:value-type="date">
            <text:p>24.10.16</text:p>
          </table:table-cell>
          <table:table-cell table:number-columns-repeated="2" table:style-name="ce15" office:value-type="string" calcext:value-type="string">
            <text:p>Ок</text:p>
          </table:table-cell>
          <table:table-cell table:style-name="ce2" office:value-type="string" calcext:value-type="string">
            <text:p>Найти плагин?</text:p>
          </table:table-cell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После изменения статусов выбранные столбцы «скатываются» до выбранных для данной роли.</text:p>
          </table:table-cell>
          <table:table-cell office:value-type="string" calcext:value-type="string">
            <text:p>DONE</text:p>
          </table:table-cell>
          <table:table-cell table:style-name="ce2"/>
          <table:table-cell table:number-columns-repeated="2" table:style-name="ce15" office:value-type="string" calcext:value-type="string">
            <text:p>Ок</text:p>
          </table:table-cell>
          <table:table-cell table:style-name="ce2" office:value-type="string" calcext:value-type="string">
            <text:p>Объединить с 1-ой задачей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Оформление страницы</text:p>
          </table:table-cell>
          <table:table-cell office:value-type="string" calcext:value-type="string">
            <text:p>DONE</text:p>
          </table:table-cell>
          <table:table-cell table:style-name="ce2"/>
          <table:table-cell table:number-columns-repeated="2" table:style-name="ce15" office:value-type="string" calcext:value-type="string">
            <text:p>Ок</text:p>
          </table:table-cell>
          <table:table-cell office:value-type="string" calcext:value-type="string">
            <text:p>С Юлей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Номер заявки + даты заявки в объединенной ячейке</text:p>
          </table:table-cell>
          <table:table-cell office:value-type="string" calcext:value-type="string">
            <text:p>POSTPONE</text:p>
          </table:table-cell>
          <table:table-cell table:style-name="ce2"/>
          <table:table-cell table:number-columns-repeated="2"/>
          <table:table-cell office:value-type="string" calcext:value-type="string">
            <text:p>Отложить, Юля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Сумма заказа и сумма отгруженного по факту</text:p>
          </table:table-cell>
          <table:table-cell office:value-type="string" calcext:value-type="string">
            <text:p>POSTPONE</text:p>
          </table:table-cell>
          <table:table-cell table:style-name="ce2"/>
          <table:table-cell table:number-columns-repeated="2"/>
          <table:table-cell office:value-type="string" calcext:value-type="string">
            <text:p>Вопрос к Даниле: где брать? Приоритет — высокий!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Претензия. </text:p>
          </table:table-cell>
          <table:table-cell office:value-type="string" calcext:value-type="string">
            <text:p>DONE</text:p>
          </table:table-cell>
          <table:table-cell table:style-name="ce16" office:value-type="date" office:date-value="2016-10-24" calcext:value-type="date">
            <text:p>24.10.16</text:p>
          </table:table-cell>
          <table:table-cell table:number-columns-repeated="2" table:style-name="ce15" office:value-type="string" calcext:value-type="string">
            <text:p>Ок</text:p>
          </table:table-cell>
          <table:table-cell office:value-type="string" calcext:value-type="string">
            <text:p>Юля: прислать типы претензий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Прикрепить страницу с инфо по заявке к кнопке «история статусов»</text:p>
          </table:table-cell>
          <table:table-cell office:value-type="string" calcext:value-type="string">
            <text:p>DONE</text:p>
          </table:table-cell>
          <table:table-cell table:style-name="ce16" office:value-type="date" office:date-value="2016-10-15" calcext:value-type="date">
            <text:p>15.10.16</text:p>
          </table:table-cell>
          <table:table-cell table:number-columns-repeated="2" table:style-name="ce15" office:value-type="string" calcext:value-type="string">
            <text:p>Ок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Из шапки страницы с инфо по заявке убрать нули в датах</text:p>
          </table:table-cell>
          <table:table-cell office:value-type="string" calcext:value-type="string">
            <text:p>DONE</text:p>
          </table:table-cell>
          <table:table-cell table:style-name="ce2"/>
          <table:table-cell table:number-columns-repeated="2" table:style-name="ce15" office:value-type="string" calcext:value-type="string">
            <text:p>Ок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Два типа поиска</text:p>
          </table:table-cell>
          <table:table-cell office:value-type="string" calcext:value-type="string">
            <text:p>NOT DONE</text:p>
          </table:table-cell>
          <table:table-cell table:number-columns-repeated="3"/>
          <table:table-cell office:value-type="string" calcext:value-type="string">
            <text:p>низкий приоритет</text:p>
          </table:table-cell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Все заявки пользователя при пересылке с онлайна</text:p>
          </table:table-cell>
          <table:table-cell office:value-type="string" calcext:value-type="string">
            <text:p>NOT DONE</text:p>
          </table:table-cell>
          <table:table-cell office:value-type="string" calcext:value-type="string">
            <text:p>15/11</text:p>
          </table:table-cell>
          <table:table-cell office:value-type="string" calcext:value-type="string">
            <text:p>проверить наличие</text:p>
          </table:table-cell>
          <table:table-cell/>
          <table:table-cell table:style-name="ce4" office:value-type="string" calcext:value-type="string">
            <text:p>В онлайне ссылка на основную страницу (передача только по ID клиента,аналогично ссылке на историю статусов). Без пароля. Клиент видит только свои заявки (логинится как клиент)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Создание ТТН</text:p>
          </table:table-cell>
          <table:table-cell office:value-type="string" calcext:value-type="string">
            <text:p>POSTPONE</text:p>
          </table:table-cell>
          <table:table-cell table:number-columns-repeated="3"/>
          <table:table-cell office:value-type="string" calcext:value-type="string">
            <text:p>В отдельный подпроект</text:p>
          </table:table-cell>
        </table:table-row>
        <table:table-row table:style-name="ro6"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Тип претензии «Пересорт». Данные не должны уходить в 1С. Информация присылается на электронную почту торговому представителю и офис-менеджеру (новый тип сотрудника? Продумать, плюс привязки к подразделению/складу/торговому). Не должно быть поля «сумма». </text:p>
          </table:table-cell>
          <table:table-cell office:value-type="string" calcext:value-type="string">
            <text:p>NOT DONE</text:p>
          </table:table-cell>
          <table:table-cell office:value-type="string" calcext:value-type="string">
            <text:p>28/11 — без отсылки на почту (нужен сертификат) и без офис-менеджера</text:p>
          </table:table-cell>
          <table:table-cell table:number-columns-repeated="2"/>
          <table:table-cell office:value-type="string" calcext:value-type="string">
            <text:p>Открыть Роману доступ к SVN для просмотра и редактирования TMS</text:p>
          </table:table-cell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string" calcext:value-type="string">
            <text:p>Порядок столбцов — сдвинуть статус и клиента влево (на главной странице), сразу после даты документа.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1/11</text:p>
          </table:table-cell>
          <table:table-cell table:number-columns-repeated="2"/>
          <table:table-cell office:value-type="string" calcext:value-type="string">
            <text:p>Внести в инструкцию!!!</text:p>
          </table:table-cell>
        </table:table-row>
        <table:table-row table:style-name="ro7">
          <table:table-cell office:value-type="float" office:value="15" calcext:value-type="float">
            <text:p>15</text:p>
          </table:table-cell>
          <table:table-cell office:value-type="string" calcext:value-type="string">
            <text:p>Кнопка «история статусов» деактивируется после некоторых действий пользователя (например, сортировка и фильтрация).</text:p>
          </table:table-cell>
          <table:table-cell office:value-type="string" calcext:value-type="string">
            <text:p>DONE</text:p>
          </table:table-cell>
          <table:table-cell table:number-columns-repeated="4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Проверить логины и пароли из первой выгрузки для торговых представителей</text:p>
          </table:table-cell>
          <table:table-cell office:value-type="string" calcext:value-type="string">
            <text:p>DONE</text:p>
          </table:table-cell>
          <table:table-cell table:style-name="ce17" office:value-type="date" office:date-value="2016-11-08" calcext:value-type="date">
            <text:p>08.11.16</text:p>
          </table:table-cell>
          <table:table-cell/>
          <table:table-cell office:value-type="string" calcext:value-type="string">
            <text:p>Необходимо использовать данные для входа в оффлайн, а не в 1С</text:p>
          </table:table-cell>
          <table:table-cell office:value-type="string" calcext:value-type="string">
            <text:p>Влада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Поиск должен быть без учёта регистра</text:p>
          </table:table-cell>
          <table:table-cell office:value-type="string" calcext:value-type="string">
            <text:p>NOT DONE</text:p>
          </table:table-cell>
          <table:table-cell table:number-columns-repeated="3"/>
          <table:table-cell office:value-type="string" calcext:value-type="string">
            <text:p>низкий приоритет</text:p>
          </table:table-cell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У клиента должен быть изначально деактивирован столбец «Дата документа» (по задаче 1)</text:p>
          </table:table-cell>
          <table:table-cell office:value-type="string" calcext:value-type="string">
            <text:p>NOT DONE</text:p>
          </table:table-cell>
          <table:table-cell table:number-columns-repeated="3"/>
          <table:table-cell office:value-type="string" calcext:value-type="string">
            <text:p>Проверить Влада</text:p>
          </table:table-cell>
        </table:table-row>
        <table:table-row table:style-name="ro6">
          <table:table-cell office:value-type="float" office:value="19" calcext:value-type="float">
            <text:p>19</text:p>
          </table:table-cell>
          <table:table-cell office:value-type="string" calcext:value-type="string">
            <text:p>При выборе столбцов должна быть кнопка «Сохранить» (сейчас сохраняется по закрытию, пользователи привыкли жать кнопку подтверждения, в итоге жмут «Сброс» и вынуждены выбирать столбцы заново. Кнопка «Сохранить» должна быть левее кнопки «Сброс»).</text:p>
          </table:table-cell>
          <table:table-cell office:value-type="string" calcext:value-type="string">
            <text:p>NOT DONE</text:p>
          </table:table-cell>
          <table:table-cell office:value-type="string" calcext:value-type="string">
            <text:p>21/11</text:p>
          </table:table-cell>
          <table:table-cell table:number-columns-repeated="3"/>
        </table:table-row>
        <table:table-row table:style-name="ro7">
          <table:table-cell office:value-type="float" office:value="20" calcext:value-type="float">
            <text:p>20</text:p>
          </table:table-cell>
          <table:table-cell office:value-type="string" calcext:value-type="string">
            <text:p>Кнопки «Изменить статус», «История статусов» и т. п. не закреплены, в итоге они «заезжают» на основную таблицу.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15.11</text:p>
          </table:table-cell>
          <table:table-cell office:value-type="string" calcext:value-type="string">
            <text:p>Оформление?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В статусах поменять «Ошибка» на «Не доставлено»</text:p>
          </table:table-cell>
          <table:table-cell office:value-type="string" calcext:value-type="string">
            <text:p>NOT DONE</text:p>
          </table:table-cell>
          <table:table-cell office:value-type="string" calcext:value-type="string">
            <text:p>21/11</text:p>
          </table:table-cell>
          <table:table-cell table:number-columns-repeated="2"/>
          <table:table-cell office:value-type="string" calcext:value-type="string">
            <text:p>Не изменение статуса в БД, а только в отображении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Сделать ссылку на создание претензии из окна изменение статусов</text:p>
          </table:table-cell>
          <table:table-cell office:value-type="string" calcext:value-type="string">
            <text:p>NOT DONE</text:p>
          </table:table-cell>
          <table:table-cell office:value-type="string" calcext:value-type="string">
            <text:p>28/11</text:p>
          </table:table-cell>
          <table:table-cell table:number-columns-repeated="3"/>
        </table:table-row>
        <table:table-row table:style-name="ro6">
          <table:table-cell table:style-name="ce3" office:value-type="float" office:value="23" calcext:value-type="float">
            <text:p>23</text:p>
          </table:table-cell>
          <table:table-cell office:value-type="string" calcext:value-type="string">
            <text:p>При выборе типа претензии «Брак» должна появляться надпись красным около комментария «*поле обязательно для заполнения. Пожалуйста, опишите повреждение/неисправность». Поле комментарий при типе претензии «Брак» должно быть обязательным</text:p>
          </table:table-cell>
          <table:table-cell office:value-type="string" calcext:value-type="string">
            <text:p>NOT DONE</text:p>
          </table:table-cell>
          <table:table-cell office:value-type="string" calcext:value-type="string">
            <text:p>15/11</text:p>
          </table:table-cell>
          <table:table-cell office:value-type="string" calcext:value-type="string">
            <text:p>16/11</text:p>
          </table:table-cell>
          <table:table-cell table:number-columns-repeated="2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Изменить «Номер позиции» на «Код позиции»</text:p>
          </table:table-cell>
          <table:table-cell office:value-type="string" calcext:value-type="string">
            <text:p>NOT DONE</text:p>
          </table:table-cell>
          <table:table-cell office:value-type="string" calcext:value-type="string">
            <text:p>15/11</text:p>
          </table:table-cell>
          <table:table-cell office:value-type="string" calcext:value-type="string">
            <text:p>16/11</text:p>
          </table:table-cell>
          <table:table-cell table:number-columns-repeated="2"/>
        </table:table-row>
        <table:table-row table:style-name="ro5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При типе претензии «Недовоз» должна появляться надпись у комментария (красным): «Пожалуйста, напишите, что именно не довезли и в каком количестве». Поле комментарий остается не обязательным.</text:p>
          </table:table-cell>
          <table:table-cell office:value-type="string" calcext:value-type="string">
            <text:p>NOT DONE</text:p>
          </table:table-cell>
          <table:table-cell office:value-type="string" calcext:value-type="string">
            <text:p>15/11</text:p>
          </table:table-cell>
          <table:table-cell office:value-type="string" calcext:value-type="string">
            <text:p>16/11</text:p>
          </table:table-cell>
          <table:table-cell table:number-columns-repeated="2"/>
        </table:table-row>
        <table:table-row table:style-name="ro8">
          <table:table-cell table:style-name="ce3" office:value-type="float" office:value="26" calcext:value-type="float">
            <text:p>26</text:p>
          </table:table-cell>
          <table:table-cell office:value-type="string" calcext:value-type="string">
            <text:p>Переименовать тип претензии «Возврат» в «Отказ». Надпись у комментария - «Пожалуйста, укажите причину отказа». Поле «комментарий» остается не обязательным.</text:p>
          </table:table-cell>
          <table:table-cell office:value-type="string" calcext:value-type="string">
            <text:p>NOT DONE</text:p>
          </table:table-cell>
          <table:table-cell office:value-type="string" calcext:value-type="string">
            <text:p>15/11</text:p>
          </table:table-cell>
          <table:table-cell office:value-type="string" calcext:value-type="string">
            <text:p>16/11</text:p>
          </table:table-cell>
          <table:table-cell table:number-columns-repeated="2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Ссылка со страницы «история статусов» на основную таблицу</text:p>
          </table:table-cell>
          <table:table-cell office:value-type="string" calcext:value-type="string">
            <text:p>NOT DONE</text:p>
          </table:table-cell>
          <table:table-cell office:value-type="string" calcext:value-type="string">
            <text:p>21/1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После создания претензии/претензий по заявке должны появляться ссылки на данные по этим претензиям на странице с историей статуса</text:p>
          </table:table-cell>
          <table:table-cell office:value-type="string" calcext:value-type="string">
            <text:p>NOT DONE</text:p>
          </table:table-cell>
          <table:table-cell office:value-type="string" calcext:value-type="string">
            <text:p>28/11</text:p>
          </table:table-cell>
          <table:table-cell table:number-columns-repeated="2"/>
          <table:table-cell office:value-type="string" calcext:value-type="string">
            <text:p>по возможности с изменением претензии (пока только удаление)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После создания претензии/претензий по заявке должнен меняться статус заявки на «Создана претензия» (такого статуса сейчас нет).</text:p>
          </table:table-cell>
          <table:table-cell office:value-type="string" calcext:value-type="string">
            <text:p>NOT DONE</text:p>
          </table:table-cell>
          <table:table-cell office:value-type="string" calcext:value-type="string">
            <text:p>28/11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Статус «претензия удовлетворена». Проставляется вручную торговым представителем.</text:p>
          </table:table-cell>
          <table:table-cell office:value-type="string" calcext:value-type="string">
            <text:p>NOT DONE</text:p>
          </table:table-cell>
          <table:table-cell office:value-type="string" calcext:value-type="string">
            <text:p>28/11</text:p>
          </table:table-cell>
          <table:table-cell table:number-columns-repeated="3"/>
        </table:table-row>
        <table:table-row table:style-name="ro7">
          <table:table-cell table:style-name="Default" office:value-type="float" office:value="31" calcext:value-type="float">
            <text:p>31</text:p>
          </table:table-cell>
          <table:table-cell office:value-type="string" calcext:value-type="string">
            <text:p>Архивация заявок 3+ месяца. Продумать процедуру, где хранить, сделать ли отдельную вьюху, хватит ли места на сервере?</text:p>
          </table:table-cell>
          <table:table-cell table:style-name="ce8" office:value-type="string" calcext:value-type="string">
            <text:p>NOT DONE</text:p>
          </table:table-cell>
          <table:table-cell table:number-columns-repeated="4"/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Сохранение статуса «с задержкой» (в IE)</text:p>
          </table:table-cell>
          <table:table-cell table:style-name="ce9" office:value-type="string" calcext:value-type="string">
            <text:p>NOT DONE</text:p>
          </table:table-cell>
          <table:table-cell table:number-columns-repeated="4"/>
        </table:table-row>
        <table:table-row table:style-name="ro3">
          <table:table-cell table:style-name="Default" office:value-type="float" office:value="33" calcext:value-type="float">
            <text:p>33</text:p>
          </table:table-cell>
          <table:table-cell office:value-type="string" calcext:value-type="string">
            <text:p>«Ручной статус» не появляется своевременно в истории статусов (задержка?)</text:p>
          </table:table-cell>
          <table:table-cell table:style-name="ce10" office:value-type="string" calcext:value-type="string">
            <text:p>DONE</text:p>
          </table:table-cell>
          <table:table-cell table:number-columns-repeated="3"/>
          <table:table-cell office:value-type="string" calcext:value-type="string">
            <text:p>История статусов только у заявок с существующими накладными</text:p>
          </table:table-cell>
        </table:table-row>
        <table:table-row table:style-name="ro1">
          <table:table-cell table:style-name="Default" office:value-type="float" office:value="34" calcext:value-type="float">
            <text:p>34</text:p>
          </table:table-cell>
          <table:table-cell office:value-type="string" calcext:value-type="string">
            <text:p>Отсутствие «галок» в изменении маршрутного листа</text:p>
          </table:table-cell>
          <table:table-cell table:style-name="ce11" office:value-type="string" calcext:value-type="string">
            <text:p>NOT DONE</text:p>
          </table:table-cell>
          <table:table-cell table:style-name="ce2" office:value-type="string" calcext:value-type="string">
            <text:p>21/11</text:p>
          </table:table-cell>
          <table:table-cell table:number-columns-repeated="3"/>
        </table:table-row>
        <table:table-row table:style-name="ro5">
          <table:table-cell table:style-name="Default" office:value-type="float" office:value="35" calcext:value-type="float">
            <text:p>35</text:p>
          </table:table-cell>
          <table:table-cell office:value-type="string" calcext:value-type="string">
            <text:p>После нажатия «Изменить статус МЛ» (неважно, был ли изменен статус) при выборе заявки без МЛ и нажатии «изменить статус накладной» высвечиваются все накладные прошлого маршрутного листа</text:p>
          </table:table-cell>
          <table:table-cell table:style-name="ce12" office:value-type="string" calcext:value-type="string">
            <text:p>NOT DONE</text:p>
          </table:table-cell>
          <table:table-cell table:style-name="ce2" office:value-type="string" calcext:value-type="string">
            <text:p>21/11</text:p>
          </table:table-cell>
          <table:table-cell table:number-columns-repeated="3"/>
        </table:table-row>
        <table:table-row table:style-name="ro1">
          <table:table-cell table:style-name="Default" office:value-type="float" office:value="36" calcext:value-type="float">
            <text:p>36</text:p>
          </table:table-cell>
          <table:table-cell table:style-name="Default" office:value-type="string" calcext:value-type="string">
            <text:p>От онлайна получаем по заявке — ClientId, Password в md5 без соли, InvoiceNumber. Из онлайна по всем заявкам клиента — ClientID + Pass в md5</text:p>
          </table:table-cell>
          <table:table-cell table:style-name="ce13" office:value-type="string" calcext:value-type="string">
            <text:p>NOT DONE</text:p>
          </table:table-cell>
          <table:table-cell table:number-columns-repeated="3"/>
          <table:table-cell office:value-type="string" calcext:value-type="string">
            <text:p>Юля — согласовать с Данилой (21/11)</text:p>
          </table:table-cell>
        </table:table-row>
        <table:table-row table:style-name="ro1">
          <table:table-cell table:style-name="Default" office:value-type="float" office:value="38" calcext:value-type="float">
            <text:p>38</text:p>
          </table:table-cell>
          <table:table-cell table:style-name="Default" office:value-type="string" calcext:value-type="string">
            <text:p>У клиента не должно быть кнопки «Изменение маршрутного листа»</text:p>
          </table:table-cell>
          <table:table-cell table:style-name="ce14" office:value-type="string" calcext:value-type="string">
            <text:p>NOT DONE</text:p>
          </table:table-cell>
          <table:table-cell table:number-columns-repeated="4"/>
        </table:table-row>
        <calcext:conditional-formats>
          <calcext:conditional-format calcext:target-range-address="Лист1.C2:Лист1.C31">
            <calcext:condition calcext:apply-style-name="Безымянный1" calcext:value="=done" calcext:base-cell-address="Лист1.C2"/>
            <calcext:condition calcext:apply-style-name="Безымянный2" calcext:value="=postpone" calcext:base-cell-address="Лист1.C2"/>
            <calcext:condition calcext:apply-style-name="Безымянный3" calcext:value="=urgent" calcext:base-cell-address="Лист1.C2"/>
            <calcext:condition calcext:apply-style-name="Безымянный4" calcext:value="=not done" calcext:base-cell-address="Лист1.C2"/>
          </calcext:conditional-format>
          <calcext:conditional-format calcext:target-range-address="Лист1.C32:Лист1.C32">
            <calcext:condition calcext:apply-style-name="Безымянный1" calcext:value="=done" calcext:base-cell-address="Лист1.C31"/>
            <calcext:condition calcext:apply-style-name="Безымянный2" calcext:value="=postpone" calcext:base-cell-address="Лист1.C31"/>
            <calcext:condition calcext:apply-style-name="Безымянный3" calcext:value="=urgent" calcext:base-cell-address="Лист1.C31"/>
            <calcext:condition calcext:apply-style-name="Безымянный4" calcext:value="=not done" calcext:base-cell-address="Лист1.C31"/>
          </calcext:conditional-format>
          <calcext:conditional-format calcext:target-range-address="Лист1.C33:Лист1.C33">
            <calcext:condition calcext:apply-style-name="Безымянный1" calcext:value="=done" calcext:base-cell-address="Лист1.C32"/>
            <calcext:condition calcext:apply-style-name="Безымянный2" calcext:value="=postpone" calcext:base-cell-address="Лист1.C32"/>
            <calcext:condition calcext:apply-style-name="Безымянный3" calcext:value="=urgent" calcext:base-cell-address="Лист1.C32"/>
            <calcext:condition calcext:apply-style-name="Безымянный4" calcext:value="=not done" calcext:base-cell-address="Лист1.C32"/>
          </calcext:conditional-format>
          <calcext:conditional-format calcext:target-range-address="Лист1.C34:Лист1.C34">
            <calcext:condition calcext:apply-style-name="Безымянный1" calcext:value="=done" calcext:base-cell-address="Лист1.C32"/>
            <calcext:condition calcext:apply-style-name="Безымянный2" calcext:value="=postpone" calcext:base-cell-address="Лист1.C32"/>
            <calcext:condition calcext:apply-style-name="Безымянный3" calcext:value="=urgent" calcext:base-cell-address="Лист1.C32"/>
            <calcext:condition calcext:apply-style-name="Безымянный4" calcext:value="=not done" calcext:base-cell-address="Лист1.C32"/>
          </calcext:conditional-format>
          <calcext:conditional-format calcext:target-range-address="Лист1.C35:Лист1.C35">
            <calcext:condition calcext:apply-style-name="Безымянный1" calcext:value="=done" calcext:base-cell-address="Лист1.C32"/>
            <calcext:condition calcext:apply-style-name="Безымянный2" calcext:value="=postpone" calcext:base-cell-address="Лист1.C32"/>
            <calcext:condition calcext:apply-style-name="Безымянный3" calcext:value="=urgent" calcext:base-cell-address="Лист1.C32"/>
            <calcext:condition calcext:apply-style-name="Безымянный4" calcext:value="=not done" calcext:base-cell-address="Лист1.C32"/>
          </calcext:conditional-format>
          <calcext:conditional-format calcext:target-range-address="Лист1.C36:Лист1.C36">
            <calcext:condition calcext:apply-style-name="Безымянный1" calcext:value="=done" calcext:base-cell-address="Лист1.C32"/>
            <calcext:condition calcext:apply-style-name="Безымянный2" calcext:value="=postpone" calcext:base-cell-address="Лист1.C32"/>
            <calcext:condition calcext:apply-style-name="Безымянный3" calcext:value="=urgent" calcext:base-cell-address="Лист1.C32"/>
            <calcext:condition calcext:apply-style-name="Безымянный4" calcext:value="=not done" calcext:base-cell-address="Лист1.C32"/>
          </calcext:conditional-format>
          <calcext:conditional-format calcext:target-range-address="Лист1.C37:Лист1.C37">
            <calcext:condition calcext:apply-style-name="Безымянный1" calcext:value="=done" calcext:base-cell-address="Лист1.C36"/>
            <calcext:condition calcext:apply-style-name="Безымянный2" calcext:value="=postpone" calcext:base-cell-address="Лист1.C36"/>
            <calcext:condition calcext:apply-style-name="Безымянный3" calcext:value="=urgent" calcext:base-cell-address="Лист1.C36"/>
            <calcext:condition calcext:apply-style-name="Безымянный4" calcext:value="=not done" calcext:base-cell-address="Лист1.C36"/>
          </calcext:conditional-format>
          <calcext:conditional-format calcext:target-range-address="Лист1.C38:Лист1.C38">
            <calcext:condition calcext:apply-style-name="Безымянный1" calcext:value="=done" calcext:base-cell-address="Лист1.C37"/>
            <calcext:condition calcext:apply-style-name="Безымянный2" calcext:value="=postpone" calcext:base-cell-address="Лист1.C37"/>
            <calcext:condition calcext:apply-style-name="Безымянный3" calcext:value="=urgent" calcext:base-cell-address="Лист1.C37"/>
            <calcext:condition calcext:apply-style-name="Безымянный4" calcext:value="=not done" calcext:base-cell-address="Лист1.C37"/>
          </calcext:conditional-format>
        </calcext:conditional-formats>
      </table:table>
      <table:named-expressions/>
      <table:database-ranges>
        <table:database-range table:name="__Anonymous_Sheet_DB__0" table:target-range-address="Лист1.A1:Лист1.G3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Безымянный1" style:family="table-cell" style:parent-style-name="Default">
      <style:table-cell-properties fo:background-color="#99ff66"/>
    </style:style>
    <style:style style:name="Безымянный2" style:family="table-cell" style:parent-style-name="Default">
      <style:table-cell-properties fo:background-color="#9999ff"/>
    </style:style>
    <style:style style:name="Безымянный3" style:family="table-cell" style:parent-style-name="Default">
      <style:table-cell-properties fo:background-color="#ff3333"/>
    </style:style>
    <style:style style:name="Безымянный4" style:family="table-cell" style:parent-style-name="Default">
      <style:table-cell-properties fo:background-color="#ff99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6">00.00.0000</text:date>, <text:time style:data-style-name="N2" text:time-value="11:36:51.206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3:47:46.796000000</meta:creation-date>
    <meta:editing-duration>P4DT13H49M37S</meta:editing-duration>
    <meta:editing-cycles>38</meta:editing-cycles>
    <meta:generator>LibreOffice/5.0.2.2$Windows_x86 LibreOffice_project/37b43f919e4de5eeaca9b9755ed688758a8251fe</meta:generator>
    <dc:date>2016-11-16T11:37:33.958000000</dc:date>
    <meta:document-statistic meta:table-count="1" meta:cell-count="179" meta:object-count="0"/>
  </office:meta>
</office:document-meta>
</file>